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b06" officeooo:paragraph-rsid="000f3b06"/>
    </style:style>
    <style:style style:name="P2" style:family="paragraph" style:parent-style-name="Standard" style:list-style-name="L1">
      <style:text-properties officeooo:rsid="000f3b06" officeooo:paragraph-rsid="000f3b06"/>
    </style:style>
    <style:style style:name="P3" style:family="paragraph" style:parent-style-name="Standard" style:list-style-name="L2">
      <style:text-properties officeooo:rsid="000f3b06" officeooo:paragraph-rsid="000f3b06"/>
    </style:style>
    <style:style style:name="P4" style:family="paragraph" style:parent-style-name="Standard">
      <style:text-properties officeooo:rsid="000f448e" officeooo:paragraph-rsid="000f448e"/>
    </style:style>
    <style:style style:name="P5" style:family="paragraph" style:parent-style-name="Standard">
      <style:text-properties officeooo:rsid="0010c3f1" officeooo:paragraph-rsid="0010c3f1"/>
    </style:style>
    <style:style style:name="P6" style:family="paragraph" style:parent-style-name="Standard" style:list-style-name="L3">
      <style:text-properties officeooo:rsid="0010c3f1" officeooo:paragraph-rsid="0010c3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rch papers on JS </text:p>
      <text:p text:style-name="P4">W3 Schools </text:p>
      <text:p text:style-name="P4">Learn on their OWN …</text:p>
      <text:p text:style-name="Standard"/>
      <text:p text:style-name="Standard"/>
      <text:list xml:id="list2915274297" text:style-name="L1">
        <text:list-item>
          <text:p text:style-name="P2">Window</text:p>
          <text:list>
            <text:list-item>
              <text:p text:style-name="P2">Frame </text:p>
            </text:list-item>
            <text:list-item>
              <text:p text:style-name="P2">Parent </text:p>
            </text:list-item>
            <text:list-item>
              <text:p text:style-name="P2">self </text:p>
            </text:list-item>
            <text:list-item>
              <text:p text:style-name="P2">top </text:p>
              <text:p text:style-name="P2"/>
            </text:list-item>
            <text:list-item>
              <text:p text:style-name="P2">History </text:p>
            </text:list-item>
            <text:list-item>
              <text:p text:style-name="P2">Document</text:p>
              <text:list>
                <text:list-item>
                  <text:p text:style-name="P2">Link </text:p>
                </text:list-item>
                <text:list-item>
                  <text:p text:style-name="P2">Form</text:p>
                  <text:list>
                    <text:list-item>
                      <text:p text:style-name="P2">Radio </text:p>
                    </text:list-item>
                    <text:list-item>
                      <text:p text:style-name="P2">Text area</text:p>
                    </text:list-item>
                    <text:list-item>
                      <text:p text:style-name="P2">Button </text:p>
                    </text:list-item>
                    <text:list-item>
                      <text:p text:style-name="P2">Text </text:p>
                    </text:list-item>
                    <text:list-item>
                      <text:p text:style-name="P2">Check Box</text:p>
                    </text:list-item>
                    <text:list-item>
                      <text:p text:style-name="P2">password</text:p>
                    </text:list-item>
                    <text:list-item>
                      <text:p text:style-name="P2">reset</text:p>
                    </text:list-item>
                    <text:list-item>
                      <text:p text:style-name="P2">select </text:p>
                    </text:list-item>
                    <text:list-item>
                      <text:p text:style-name="P2">option</text:p>
                    </text:list-item>
                  </text:list>
                </text:list-item>
                <text:list-item>
                  <text:p text:style-name="P2">Anchor </text:p>
                </text:list-item>
              </text:list>
            </text:list-item>
            <text:list-item>
              <text:p text:style-name="P2">Location</text:p>
            </text:list-item>
          </text:list>
        </text:list-item>
      </text:list>
      <text:p text:style-name="P1"/>
      <text:p text:style-name="P1">Button object do a self study on the remaining object</text:p>
      <text:p text:style-name="P1"/>
      <text:p text:style-name="P1">create a button at run time </text:p>
      <text:p text:style-name="P1"/>
      <text:p text:style-name="P1">document.createElement(“BUTTON”);</text:p>
      <text:p text:style-name="P1"/>
      <text:p text:style-name="P1">document is an object and createElement() is a method </text:p>
      <text:p text:style-name="P1"/>
      <text:p text:style-name="P1">every object has properties and methods </text:p>
      <text:p text:style-name="P1"/>
      <text:p text:style-name="P1">button : </text:p>
      <text:list xml:id="list3995041373" text:style-name="L2">
        <text:list-item>
          <text:p text:style-name="P3">autofocus </text:p>
        </text:list-item>
        <text:list-item>
          <text:p text:style-name="P3">disabled </text:p>
        </text:list-item>
        <text:list-item>
          <text:p text:style-name="P3">name </text:p>
        </text:list-item>
        <text:list-item>
          <text:p text:style-name="P3">type </text:p>
        </text:list-item>
        <text:list-item>
          <text:p text:style-name="P3">value </text:p>
        </text:list-item>
      </text:list>
      <text:p text:style-name="P1"/>
      <text:p text:style-name="P1"/>
      <text:p text:style-name="P5">Input text object</text:p>
      <text:p text:style-name="P5"><text:tab/>type = “text”</text:p>
      <text:list xml:id="list3278963337" text:style-name="L3">
        <text:list-item>
          <text:p text:style-name="P6">autocomplete </text:p>
        </text:list-item>
        <text:list-item>
          <text:p text:style-name="P6">autofocus</text:p>
        </text:list-item>
        <text:list-item>
          <text:p text:style-name="P6">defaultValue</text:p>
        </text:list-item>
        <text:list-item>
          <text:p text:style-name="P6">disabled</text:p>
        </text:list-item>
        <text:list-item>
          <text:p text:style-name="P6">form</text:p>
        </text:list-item>
        <text:list-item>
          <text:p text:style-name="P6">maxLength</text:p>
        </text:list-item>
        <text:list-item>
          <text:p text:style-name="P6"><text:soft-page-break/>name</text:p>
        </text:list-item>
        <text:list-item>
          <text:p text:style-name="P6">readOnly</text:p>
        </text:list-item>
        <text:list-item>
          <text:p text:style-name="P6">required</text:p>
        </text:list-item>
        <text:list-item>
          <text:p text:style-name="P6">size</text:p>
        </text:list-item>
        <text:list-item>
          <text:p text:style-name="P6">type </text:p>
        </text:list-item>
        <text:list-item>
          <text:p text:style-name="P6">value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2:24:37.370203977</meta:creation-date>
    <dc:date>2018-08-31T12:59:50.421901178</dc:date>
    <meta:editing-duration>PT4M12S</meta:editing-duration>
    <meta:editing-cycles>1</meta:editing-cycles>
    <meta:document-statistic meta:table-count="0" meta:image-count="0" meta:object-count="0" meta:page-count="2" meta:paragraph-count="49" meta:word-count="128" meta:character-count="593" meta:non-whitespace-character-count="526"/>
    <meta:generator>LibreOffice/6.0.3.2$Linux_X86_64 LibreOffice_project/00m0$Build-2</meta:generator>
  </office:meta>
</office:document-meta>
</file>